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Heading_20_2">
      <style:paragraph-properties fo:margin-top="0cm" fo:margin-bottom="0cm" style:contextual-spacing="false" fo:line-height="115%"/>
      <style:text-properties fo:font-size="14pt" style:font-size-asian="14pt" style:font-size-complex="14pt"/>
    </style:style>
    <style:style style:name="P5" style:family="paragraph" style:parent-style-name="Text_20_body">
      <style:paragraph-properties fo:margin-top="0cm" fo:margin-bottom="0.146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.046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.101cm" fo:margin-bottom="0.101cm" style:contextual-spacing="false"/>
    </style:style>
    <style:style style:name="P10" style:family="paragraph" style:parent-style-name="Preformatted_20_Text">
      <style:paragraph-properties fo:margin-top="0cm" fo:margin-bottom="0.247cm" style:contextual-spacing="false" fo:line-height="115%"/>
    </style:style>
    <style:style style:name="P11" style:family="paragraph" style:parent-style-name="Preformatted_20_Text">
      <style:paragraph-properties fo:margin-top="0cm" fo:margin-bottom="0.146cm" style:contextual-spacing="false" fo:line-height="115%"/>
    </style:style>
    <style:style style:name="P12" style:family="paragraph" style:parent-style-name="Preformatted_20_Text">
      <style:paragraph-properties fo:margin-top="0cm" fo:margin-bottom="0cm" style:contextual-spacing="false" fo:line-height="115%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Heading_20_2">
      <style:paragraph-properties fo:margin-top="0cm" fo:margin-bottom="0.046cm" style:contextual-spacing="false" fo:line-height="115%"/>
      <style:text-properties fo:font-size="14pt" style:font-size-asian="14pt" style:font-size-complex="14pt"/>
    </style:style>
    <style:style style:name="P16" style:family="paragraph" style:parent-style-name="Text_20_body">
      <style:text-properties officeooo:paragraph-rsid="0014ecf6"/>
    </style:style>
    <style:style style:name="T1" style:family="text">
      <style:text-properties officeooo:rsid="001358c9"/>
    </style:style>
    <style:style style:name="T2" style:family="text">
      <style:text-properties officeooo:rsid="0014ecf6"/>
    </style:style>
    <style:style style:name="T3" style:family="text">
      <style:text-properties fo:color="#000000" loext:opacity="100%" fo:font-family="Consolas" style:font-family-generic="roman" style:font-pitch="variable" fo:font-size="10pt" style:text-underline-style="solid" style:text-underline-width="auto" style:text-underline-color="font-color" fo:background-color="#d4d4d4" loext:char-shading-value="0" style:font-size-asian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evelop the software, I used the <text:span text:style-name="Strong_20_Emphasis">STM32H743ZIT6 microcontroller</text:span>. First, I started by <text:span text:style-name="Strong_20_Emphasis">modifying the .ioc file</text:span>, enabling the <text:span text:style-name="Strong_20_Emphasis">SPI interface in FULL-DUPLEX MASTER mode</text:span>.</text:p>
      <text:p text:style-name="P1">For the microcontroller's <text:span text:style-name="Strong_20_Emphasis">GPIOs</text:span>, I used:</text:p>
      <text:list text:style-name="L1">
        <text:list-item>
          <text:p text:style-name="P2"><text:span text:style-name="Strong_20_Emphasis">PA4</text:span> for Chip Select; </text:p>
        </text:list-item>
        <text:list-item>
          <text:p text:style-name="P2"><text:span text:style-name="Strong_20_Emphasis">PA</text:span><text:span text:style-name="Strong_20_Emphasis"><text:span text:style-name="T1">8</text:span></text:span> (input) for the BUSY bit (bit 1 of the status register); </text:p>
        </text:list-item>
        <text:list-item>
          <text:p text:style-name="P2"><text:span text:style-name="Strong_20_Emphasis">PA</text:span><text:span text:style-name="Strong_20_Emphasis"><text:span text:style-name="T1">9</text:span></text:span> (output) for the HW and SW reset command; </text:p>
        </text:list-item>
      </text:list>
      <text:p text:style-name="P3"/>
      <text:h text:style-name="P4" text:outline-level="2">Configuration of L6470 Driver</text:h>
      <text:p text:style-name="P1">I began developing the driver by creating the header file <text:span text:style-name="Strong_20_Emphasis">l6470_driver.h</text:span>, where I defined the software interface to control the <text:span text:style-name="Strong_20_Emphasis">L6470 chip</text:span> via SPI communication.</text:p>
      <text:p text:style-name="P5">Within the header, I included two main structures:</text:p>
      <text:list text:style-name="L2">
        <text:list-item>
          <text:p text:style-name="P6"><text:span text:style-name="Strong_20_Emphasis">L6470_Config_t</text:span>: Hardware configuration </text:p>
          <text:list>
            <text:list-item>
              <text:p text:style-name="P6">SPI interface to use. </text:p>
            </text:list-item>
            <text:list-item>
              <text:p text:style-name="P6">GPIO pins for control (Chip Select, Reset, Busy, Standby). </text:p>
            </text:list-item>
            <text:list-item>
              <text:p text:style-name="P6">DMA management parameters. </text:p>
            </text:list-item>
          </text:list>
        </text:list-item>
        <text:list-item>
          <text:p text:style-name="P6"><text:span text:style-name="Strong_20_Emphasis">L6470_Handle_t</text:span>: Driver handle </text:p>
          <text:list>
            <text:list-item>
              <text:p text:style-name="P7">Contains the motor's configuration and operational parameters. </text:p>
            </text:list-item>
          </text:list>
        </text:list-item>
      </text:list>
      <text:p text:style-name="P1">And the prototypes of the functions to be implemented in the <text:span text:style-name="Strong_20_Emphasis">l6470_driver.c</text:span> file:</text:p>
      <text:list text:style-name="L3">
        <text:list-item>
          <text:p text:style-name="P8"><text:span text:style-name="Strong_20_Emphasis">L6470_Init()</text:span>: Driver initialization (copies HW configuration, sets default parameters). </text:p>
        </text:list-item>
        <text:list-item>
          <text:p text:style-name="P8"><text:span text:style-name="Strong_20_Emphasis">L6470_GoTo()</text:span>: Absolute movement to a position. </text:p>
        </text:list-item>
        <text:list-item>
          <text:p text:style-name="P8"><text:span text:style-name="Strong_20_Emphasis">L6470_SendCommand()</text:span> - Sends single commands <text:span text:style-name="Strong_20_Emphasis">L6470_SendData()</text:span> / <text:span text:style-name="Strong_20_Emphasis">L6470_ReceiveData()</text:span> (Using the <text:span text:style-name="Strong_20_Emphasis">HAL_SPI_TransmitReceive</text:span> function provided for communication with the module). </text:p>
        </text:list-item>
        <text:list-item>
          <text:p text:style-name="P8"><text:span text:style-name="Strong_20_Emphasis">L6470_SetParam()</text:span> / <text:span text:style-name="Strong_20_Emphasis">L6470_GetParam()</text:span>: Parameter configuration. </text:p>
        </text:list-item>
      </text:list>
      <text:p text:style-name="P1">I implemented these prototypes in the <text:span text:style-name="Strong_20_Emphasis">l6470_driver.c</text:span> file.</text:p>
      <text:p text:style-name="P1">I assumed the use of a generic <text:span text:style-name="Strong_20_Emphasis">200-step-per-revolution Stepper Motor</text:span> in microstepping mode, setting the following configuration parameters (Section <text:span text:style-name="Source_20_Text">//Set default parameters</text:span> in <text:span text:style-name="Source_20_Text">main.c</text:span>): the <text:span text:style-name="Strong_20_Emphasis">step mode</text:span> to <text:span text:style-name="Strong_20_Emphasis">1/16</text:span>. This means the motor performs 16 micro-steps to complete a single full step, guaranteeing 3200 microsteps/revolution.</text:p>
      <text:p text:style-name="Text_20_body">For <text:span text:style-name="Strong_20_Emphasis">speed</text:span>, I set a value of 1600, achieving a precise half-turn in 1 second. For <text:span text:style-name="Strong_20_Emphasis">acceleration</text:span>, not knowing the type of load attached to the motor, I maintained an acceleration/deceleration of <text:span text:style-name="Strong_20_Emphasis">100 steps per second squared</text:span>, aiming to ensure a sufficiently smooth movement without losing steps.</text:p>
      <text:p text:style-name="P3"/>
      <text:h text:style-name="P4" text:outline-level="2">Movement Function</text:h>
      <text:p text:style-name="P9">Besides the initialization, motor status reading, and current position functions, I would describe the movement function:</text:p>
      <text:p text:style-name="P10"><text:span text:style-name="Source_20_Text">//Function for precise half-turn movement (with error control)</text:span></text:p>
      <text:p text:style-name="P11"><text:span text:style-name="Source_20_Text">status_move = L6470_PreciseMove(&amp;hstepper, t_position, timeout, tolerance);</text:span></text:p>
      <text:p text:style-name="P1">Before calling this function in <text:span text:style-name="Source_20_Text">main</text:span>, I perform a <text:span text:style-name="Strong_20_Emphasis">hardware and software reset</text:span> of the motor to return it to its default position: <text:span text:style-name="Source_20_Text">L6470_ResetPosition(&amp;hstepper);</text:span>.</text:p>
      <text:p text:style-name="P1">At the beginning of the function, I <text:span text:style-name="Strong_20_Emphasis">wait for the change of state of the BUSY bit</text:span>, passing it a timeout in milliseconds: <text:span text:style-name="Source_20_Text">L6470_WaitWhileBusy(hmotor, timeout_ms)</text:span>. Once the timeout expires, if the BUSY bit is still high, it returns a timeout status to be managed with a TODO (perhaps logging a failure detailing the cause of the timeout).</text:p>
      <text:p text:style-name="P1"><text:soft-page-break/>If, on the other hand, it returns an OK status, I execute the <text:span text:style-name="Strong_20_Emphasis">GoTo command</text:span>: <text:span text:style-name="Source_20_Text">L6470_GoTo(hmotor, target_position);</text:span>, immediately calculating the motor's position to check the current position.</text:p>
      <text:p text:style-name="Text_20_body">Afterward, I planned the implementation of the following <text:span text:style-name="Strong_20_Emphasis">while loop</text:span>:</text:p>
      <text:p text:style-name="P12"><text:span text:style-name="Source_20_Text">while (abs(current_pos - target_position) &gt; tolerance &amp;&amp; (HAL_GetTick() - start_time) &lt;= timeout_ms) { // Tolerance of 5 microstep</text:span></text:p>
      <text:p text:style-name="P12"><text:span text:style-name="Source_20_Text"><text:s text:c="4"/>L6470_GoTo(hmotor, target_position);</text:span></text:p>
      <text:p text:style-name="P12"><text:span text:style-name="Source_20_Text"><text:s text:c="4"/>//I will try to correct by recalculating the position</text:span></text:p>
      <text:p text:style-name="P12"><text:span text:style-name="Source_20_Text"><text:s text:c="4"/>current_pos = L6470_GetPosition(hmotor);}</text:span></text:p>
      <text:p text:style-name="P1">Where:</text:p>
      <text:list text:style-name="L4">
        <text:list-item>
          <text:p text:style-name="P13"><text:span text:style-name="Source_20_Text">current_pos = L6470_GetPosition(hmotor);</text:span>: Immediately after sending the GoTo command, the function reads the motor's current position. </text:p>
        </text:list-item>
        <text:list-item>
          <text:p text:style-name="P13"><text:span text:style-name="Source_20_Text">while (abs(current_pos - target_position) &gt; tolerance &amp;&amp; (HAL_GetTick() - start_time) &lt;= timeout_ms)</text:span>: This is the <text:span text:style-name="Strong_20_Emphasis">correction and verification loop</text:span>. The loop continues as long as: </text:p>
          <text:list>
            <text:list-item>
              <text:p text:style-name="P13">The absolute difference between <text:span text:style-name="Source_20_Text">current_pos</text:span> and <text:span text:style-name="Source_20_Text">target_position</text:span> is greater than <text:span text:style-name="Source_20_Text">tolerance</text:span>. This means the motor has not yet reached the desired position with the required precision. </text:p>
            </text:list-item>
            <text:list-item>
              <text:p text:style-name="P13">The <text:span text:style-name="Source_20_Text">timeout_ms</text:span> from the start of the function has not expired. </text:p>
            </text:list-item>
          </text:list>
        </text:list-item>
        <text:list-item>
          <text:p text:style-name="P13"><text:span text:style-name="Source_20_Text">L6470_GoTo(hmotor, target_position);</text:span>: This is the key point and potential criticality. <text:span text:style-name="Strong_20_Emphasis">Continuous re-sending of GoTo</text:span>: If the motor is very close to the position but not exactly within tolerance, and especially if the tolerance is very small, the <text:span text:style-name="Source_20_Text">while</text:span> loop could continue to send <text:span text:style-name="Source_20_Text">L6470_GoTo</text:span> commands repeatedly. This could generate "jerky" movement of the motor as it approaches the final position, since each <text:span text:style-name="Source_20_Text">GoTo</text:span> restarts the movement profile (acceleration, steady speed, deceleration). If the motor is not yet in the correct position (within tolerance), the function sends the <text:span text:style-name="Source_20_Text">GoTo</text:span> command to the <text:span text:style-name="Source_20_Text">target_position</text:span> again. The idea is to "recall" the motor to the desired position, in case it lost steps or did not reach the precise destination on the first attempt. </text:p>
        </text:list-item>
        <text:list-item>
          <text:p text:style-name="P14"><text:span text:style-name="Source_20_Text">current_pos = L6470_GetPosition(hmotor);</text:span>: The position is re-read after the new GoTo command for the next iteration of the loop. </text:p>
        </text:list-item>
      </text:list>
      <text:p text:style-name="P3"/>
      <text:h text:style-name="P15" text:outline-level="2">DMA Management and Callbacks</text:h>
      <text:p text:style-name="Text_20_body">In the program, I also included <text:span text:style-name="Strong_20_Emphasis">DMA management</text:span> for SPI transmission. I created ad-hoc functions for transmitting/receiving information via DMA, setting <text:span text:style-name="Strong_20_Emphasis">Stream 1 (Mem to Peripheral)</text:span> for TX and <text:span text:style-name="Strong_20_Emphasis">Stream 0 (Peripheral to Mem)</text:span> for RX.</text:p>
      <text:p text:style-name="P16">I also <text:span text:style-name="Strong_20_Emphasis">overr</text:span><text:span text:style-name="Strong_20_Emphasis"><text:span text:style-name="T2">i</text:span></text:span><text:span text:style-name="Strong_20_Emphasis">de the Callback functions</text:span> for managing the wait after the transmission command <text:span text:style-name="T2">in the </text:span><text:span text:style-name="T3">L6470_SendCommand_Data_DMA </text:span>function, triggering on the bits <text:span text:style-name="Source_20_Text">hstepper.config.transfer_complete = true;</text:span> and <text:span text:style-name="Source_20_Text">hstepper.config.transfer_error = true;</text:span>.</text:p>
      <text:p text:style-name="P3"/>
      <text:h text:style-name="P4" text:outline-level="2">Future Implementations</text:h>
      <text:p text:style-name="Text_20_body">One could consider implementing functions to <text:span text:style-name="Strong_20_Emphasis">gradually disable the drivers</text:span> (high impedance) or to <text:span text:style-name="Strong_20_Emphasis">immediately disable the drivers</text:span>.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17:44:22.775992400</meta:creation-date>
    <dc:date>2025-06-24T21:53:43.265173400</dc:date>
    <meta:editing-duration>PT30M27S</meta:editing-duration>
    <meta:editing-cycles>6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46" meta:word-count="781" meta:character-count="5370" meta:non-whitespace-character-count="4623"/>
  </office:meta>
</office:document-meta>
</file>